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f88a" officeooo:paragraph-rsid="001ef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os</text:p>
      <text:p text:style-name="P1"/>
      <text:p text:style-name="P1">Pré-implementação</text:p>
      <text:p text:style-name="P1"><text:line-break/>Research</text:p>
      <text:p text:style-name="P1">Dado que o enunciado refere uma academia ligada ao meio militar, dediquei-me a procura de sites nesta área, tanto portugueses como em vários paises e a tentar perceber que tipo de comunicação, tipo de mensagem, cores utilizadas,</text:p>
      <text:p text:style-name="P1"/>
      <text:p text:style-name="P1">Implementação</text:p>
      <text:p text:style-name="P1"/>
      <text:p text:style-name="P1">Utilizei AI para perceber como melhor estruturar o trabalho de forma a facilitar a manutenção do site. Comecei logo por perceber que teria que criar vários ficheiros especificos de CSS, que contêm os Tokens. Já tinha experimentado SASS no passado e gostaria de ter a mesma possibilidade de parametrizar os estilos só com CSS também para poder aprender melhor as bases.</text:p>
      <text:p text:style-name="P1"/>
      <text:p text:style-name="P1"/>
      <text:p text:style-name="P1"/>
      <text:p text:style-name="P1">reset<text:line-break/>componentes<text:line-break/>typography</text:p>
      <text:p text:style-name="P1">variables</text:p>
      <text:p text:style-name="P1">layou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8:17:11.368844000</meta:creation-date>
    <dc:date>2026-03-18T18:30:31.137791000</dc:date>
    <meta:editing-duration>PT1M41S</meta:editing-duration>
    <meta:editing-cycles>1</meta:editing-cycles>
    <meta:document-statistic meta:table-count="0" meta:image-count="0" meta:object-count="0" meta:page-count="1" meta:paragraph-count="9" meta:word-count="107" meta:character-count="684" meta:non-whitespace-character-count="585"/>
    <meta:generator>LibreOffice/25.8.4.2$MacOSX_X86_64 LibreOffice_project/290daaa01b999472f0c7a3890eb6a550fd74c6df</meta:generator>
  </office:meta>
</office:document-meta>
</file>